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24-10-30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24-02-23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22-10-2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21-10-19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20-10-2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19-10-04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18-10-04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17-10-09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16-10-17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15-10-14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13-12-12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1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1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1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1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0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0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0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0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0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0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9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9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9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9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9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9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9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9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9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8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8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8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85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8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8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7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7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7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7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7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74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7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7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7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7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6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68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67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66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28401</text:p>
          </table:table-cell>
          <table:table-cell office:value-type="string" calcext:value-type="string">
            <text:p>196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